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layer="layout" svg:width="25.199cm" svg:height="2.629cm" svg:x="1.4cm" svg:y="6.371cm" presentation:class="title" presentation:user-transformed="true">
          <draw:text-box>
            <text:p>Audyt Inventory Ap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1">1) Model odwzorowujący stan produktów w magazynie 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3">1a) model obiektowy odwzorowujący liczność produktów</text:p>
            <text:p text:style-name="P3">1b) informacje szczegółowe dotyczące produktów (np. data ważności)</text:p>
            <text:p text:style-name="P3">1c) zarządzanie stanem produktów (np. w magazynie / w użyciu)</text:p>
            <text:p text:style-name="P3"/>
            <text:p text:style-name="P3"><text:span text:style-name="T2"/></text:p>
            <text:p text:style-name="P3"><text:span text:style-name="T2">WYKONANO 1A, 1C</text:span></text:p>
            <text:p text:style-name="P3"><text:span text:style-name="T2">1B UWAGI KLIEN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1">2) System operacji na produktach z punktu 1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">2a) system rejestracji pozwalający przyporządkować operacje do użytkownika</text:span></text:p>
                <text:p text:style-name="P4"><text:span text:style-name="T1">2b) wystawienie end pointów do każdego typu operacji</text:span></text:p>
                <text:p text:style-name="P4"><text:span text:style-name="T1">2c) zapisywanie operacji w bazie danych</text:span></text:p>
                <text:p text:style-name="P4"><text:span text:style-name="T1"/></text:p>
                <text:p text:style-name="P4"><text:span text:style-name="T1"/></text:p>
              </text:list-header>
              <text:list-item>
                <text:p text:style-name="P4"><text:span text:style-name="T3">WYKONANO 2</text:span><text:span text:style-name="T4">A, 2B, 2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1">3) Generowanie raportów na podstawie operacji z punktu 2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a)generowanie raportu podstawowego (food cost)</text:span></text:p>
              </text:list-item>
              <text:list-item>
                <text:p text:style-name="P4"><text:span text:style-name="T1">3b)generowanie raportu likwidacji(liczba wyrzuconych produktów,wartość brutto)</text:span></text:p>
              </text:list-item>
              <text:list-item>
                <text:p text:style-name="P4"><text:span text:style-name="T1">3c)generowanie raportu zużycia(statystyki codziennego wykorzystania)</text:span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3">WYKONANO 3B</text:span><text:span text:style-name="T4">, 3C</text:span></text:p>
              </text:list-item>
              <text:list-item>
                <text:p text:style-name="P4"><text:span text:style-name="T4">3A UWAGI KLIEN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1">4) Interfejs na przeglądarkę do zarządzania raportami oraz danymi produktów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4a) interfejs do pobierania raportów w formacie CSV</text:span></text:p>
                <text:p text:style-name="P4"><text:span text:style-name="T1">4b) interfejs do zarządzania typami produktów i recepturami</text:span></text:p>
                <text:p text:style-name="P4"><text:span text:style-name="T1">4c) ekran logowania oraz efekty wizualne</text:span></text:p>
                <text:p text:style-name="P4"><text:span text:style-name="T1"/></text:p>
                <text:p text:style-name="P4"><text:span text:style-name="T1"/></text:p>
                <text:p text:style-name="P4"><text:span text:style-name="T4"/></text:p>
              </text:list-header>
              <text:list-item>
                <text:p text:style-name="P4"><text:span text:style-name="T4">WYKONANO 4A, 4B, 4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1">5) Interfejs na platformę android do zarządzania operacjami na produktach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5a) podstawowy widok wyświetlający wszystkie produkty</text:span></text:p>
                <text:p text:style-name="P4"><text:span text:style-name="T1">5b) widok szczegółowy do zarządzania operacjami</text:span></text:p>
                <text:p text:style-name="P4"><text:span text:style-name="T1">5c) ekran logowania i efekty wizualne</text:span></text:p>
                <text:p text:style-name="P4"><text:span text:style-name="T1"/></text:p>
                <text:p text:style-name="P4"><text:span text:style-name="T4"/></text:p>
              </text:list-header>
              <text:list-item>
                <text:p text:style-name="P4"><text:span text:style-name="T4">WYKONANO 5B, 5C</text:span></text:p>
              </text:list-item>
              <text:list-item>
                <text:p text:style-name="P4"><text:span text:style-name="T4">5A UWAGI KLIEN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Ocena projektu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Projekt został wykonany z tygodniowym wyprzedzeniem dzięki zmianom wprowadzonym w pierwszym tygodniu prac, pozostały tydzień przeznaczono na poprawki wprowadzone przez klienta (dot. p. 1b, 3a, 5a) całkowity zysk <text:s/>z projektu to 67 260zł, dodatkowym efektem końcowym projektu jest w pełni wyposażone biuro oraz stały zespół. Premię za termin przeznaczono na premie dla pracowników (2 500zł x 4).</text:p>
                <text:p/>
                <text:p>zysk: 150 000zł – 54 640zł – 27 400zł – 700zł</text:p>
                <text:p>zysk:67 260zł</text:p>
                <text:p>zysk:+10 000 premia za wcześniejszy termin wykonania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pl" fo:country="PL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Nagłówek_20_tabeli" style:display-name="Nagłówek tabeli" style:family="graphic">
      <style:paragraph-properties fo:text-align="center" style:text-autospace="none"/>
      <style:text-properties fo:font-weight="bold" style:font-weight-asian="bold" style:font-weight-complex="bold"/>
    </style:style>
    <style:style style:name="Zawartość_20_tabeli" style:display-name="Zawartość tabeli" style:family="graphic">
      <style:paragraph-properties style:text-autospace="none"/>
    </style:style>
    <style:style style:name="Indeks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reść_20_tekstu" style:display-name="Treść tekstu" style:family="graphic">
      <style:paragraph-properties fo:margin-top="0cm" fo:margin-bottom="0.436cm" fo:line-height="115%" style:text-autospace="none"/>
    </style:style>
    <style:style style:name="Nagłówek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shrink-to-fit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0:47:00.119788415</meta:creation-date>
    <dc:date>2020-12-17T11:04:40.237943199</dc:date>
    <meta:editing-duration>P0D</meta:editing-duration>
    <meta:editing-cycles>1</meta:editing-cycles>
    <meta:document-statistic meta:object-count="48"/>
    <meta:generator>LibreOffice/6.4.7.2$Linux_X86_64 LibreOffice_project/40$Build-2</meta:generator>
  </office:meta>
</office:document-meta>
</file>